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500000002A802472BB.png"/>
  <manifest:file-entry manifest:media-type="" manifest:full-path="Pictures/20000057000101740000ED9C52811DEC.wmf"/>
  <manifest:file-entry manifest:media-type="" manifest:full-path="Pictures/2000005B00009BC10000A17013701243.wmf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>
      <style:graphic-properties draw:visible-area-left="0cm" draw:visible-area-top="0cm" draw:visible-area-width="12.589cm" draw:visible-area-height="3.813cm" draw:ole-draw-aspect="1"/>
    </style:style>
    <style:style style:name="gr4" style:family="graphic">
      <style:graphic-properties draw:stroke="solid" svg:stroke-width="0.026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solid" svg:stroke-width="0.026cm" svg:stroke-color="#000000" draw:stroke-linejoin="miter" draw:fill="solid" draw:fill-color="#b2b2b2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>
      <style:graphic-properties draw:stroke="solid" svg:stroke-width="0.026cm" svg:stroke-color="#808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>
      <style:graphic-properties draw:stroke="solid" svg:stroke-width="0.026cm" svg:stroke-color="#969696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>
      <style:graphic-properties draw:stroke="solid" svg:stroke-width="0.026cm" svg:stroke-color="#c0c0c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>
      <style:graphic-properties draw:visible-area-left="0cm" draw:visible-area-top="0cm" draw:visible-area-width="12.85cm" draw:visible-area-height="4.063cm" draw:ole-draw-aspect="1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fill-color="#ffffff" fo:min-height="11.432cm"/>
    </style:style>
    <style:style style:name="pr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6.726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  <style:text-properties fo:font-family="Arial" style:font-family-generic="swiss" style:font-pitch="variable"/>
    </style:style>
    <style:style style:name="P4" style:family="paragraph">
      <style:paragraph-properties fo:margin-left="0cm" fo:margin-right="0cm" fo:margin-top="0.388cm" fo:margin-bottom="0cm" fo:text-indent="0cm"/>
      <style:text-properties fo:font-family="Arial" style:font-family-generic="swiss" style:font-pitch="variable"/>
    </style:style>
    <style:style style:name="P5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fo:margin-left="0cm" fo:margin-right="0cm" fo:margin-top="0.246cm" fo:margin-bottom="0cm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cm" fo:margin-right="0cm" fo:margin-top="0.282cm" fo:margin-bottom="0cm" fo:line-height="90%" fo:text-indent="0cm"/>
    </style:style>
    <style:style style:name="P11" style:family="paragraph">
      <style:paragraph-properties fo:margin-left="0cm" fo:margin-right="0cm" fo:margin-top="0.246cm" fo:margin-bottom="0cm" fo:line-height="90%" fo:text-indent="0cm"/>
    </style:style>
    <style:style style:name="P12" style:family="paragraph">
      <style:paragraph-properties fo:margin-left="0cm" fo:margin-right="0cm" fo:margin-top="0.211cm" fo:margin-bottom="0cm" fo:line-height="90%" fo:text-indent="0cm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paragraph-properties fo:margin-left="0cm" fo:margin-right="0cm" fo:margin-top="0.176cm" fo:margin-bottom="0cm" fo:text-indent="0cm"/>
    </style:style>
    <style:style style:name="T1" style:family="text">
      <style:text-properties fo:color="#000000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Arial" style:font-family-generic="swiss" style:font-pitch="variable" fo:font-size="44pt" style:font-size-asian="44pt" style:font-size-complex="44pt"/>
    </style:style>
    <style:style style:name="T4" style:family="text">
      <style:text-properties fo:language="de" fo:country="DE"/>
    </style:style>
    <style:style style:name="T5" style:family="text">
      <style:text-properties fo:font-size="28pt" fo:language="de" fo:country="DE" style:font-size-asian="28pt" style:font-size-complex="28pt"/>
    </style:style>
    <style:style style:name="T6" style:family="text">
      <style:text-properties fo:font-size="24pt" fo:language="de" fo:country="DE" style:font-size-asian="24pt" style:font-size-complex="24pt"/>
    </style:style>
    <style:style style:name="T7" style:family="text">
      <style:text-properties fo:font-family="SwitzerlandLight" style:font-family-generic="swiss" style:font-pitch="variable" fo:font-size="20pt" style:font-size-asian="20pt" style:font-size-complex="20pt"/>
    </style:style>
    <style:style style:name="T8" style:family="text">
      <style:text-properties fo:font-size="20pt" fo:language="de" fo:country="DE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</office:automatic-styles>
  <office:body>
    <office:presentation>
      <draw:page draw:name="Entwurfsmuster" draw:style-name="dp1" draw:master-page-name="Standard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Entwurfsmuster</text:span></text:p>
          </draw:text-box>
        </draw:frame>
        <draw:frame presentation:style-name="pr2" draw:text-style-name="P5" draw:layer="layout" svg:width="17.78cm" svg:height="4.869cm" svg:x="3.81cm" svg:y="10.795cm" presentation:class="subtitle" presentation:user-transformed="true">
          <draw:text-box>
            <text:p text:style-name="P3"><text:span text:style-name="T2">Verhaltensmuster</text:span></text:p>
            <text:p text:style-name="P4"><text:span text:style-name="T3">Die Strategie</text:span></text:p>
          </draw:text-box>
        </draw:frame>
        <draw:frame draw:name="PE01482_" draw:style-name="gr1" draw:text-style-name="P6" draw:layer="layout" svg:width="5.997cm" svg:height="5.534cm" svg:x="17.357cm" svg:y="11.007cm">
          <draw:image xlink:href="Pictures/20000057000101740000ED9C52811DEC.wmf" xlink:type="simple" xlink:show="embed" xlink:actuate="onLoad">
            <text:p/>
          </draw:image>
        </draw:frame>
        <presentation:notes draw:style-name="dp2">
          <draw:page-thumbnail draw:style-name="gr2" draw:layer="layout" svg:width="12.982cm" svg:height="9.738cm" svg:x="3.14cm" svg:y="1.904cm" draw:page-number="1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Verhaltensmuste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Verhaltensmuster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Algorithmen und Zuständigkeiten</text:p>
              </text:list-item>
              <text:list-item>
                <text:p text:style-name="P7">Beschreibung</text:p>
              </text:list-item>
            </text:list>
            <text:list text:style-name="L4">
              <text:list-item>
                <text:list>
                  <text:list-item>
                    <text:p text:style-name="P8">Muster von Klassen und Objekte</text:p>
                  </text:list-item>
                  <text:list-item>
                    <text:p text:style-name="P8">Muster von Interaktion und Kontrollflüssen</text:p>
                  </text:list-item>
                </text:list>
              </text:list-item>
            </text:list>
            <text:list text:style-name="L3">
              <text:list-item>
                <text:p text:style-name="P7">Beobachter</text:p>
              </text:list-item>
            </text:list>
            <text:list text:style-name="L4">
              <text:list-item>
                <text:list>
                  <text:list-item>
                    <text:p text:style-name="P8">Objektbasiertes Verhaltensmuster</text:p>
                    <text:list>
                      <text:list-item>
                        <text:p text:style-name="P9">Objekt-Abhängigkeiten</text:p>
                      </text:list-item>
                      <text:list-item>
                        <text:p text:style-name="P9">laufzeitgeneriertes Mus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2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Die Strategie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Die Strategie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englisch: Strategy, evtl. Policy</text:span></text:p>
              </text:list-item>
              <text:list-item>
                <text:p text:style-name="P7"><text:span text:style-name="T4">objektbasiertes Verhaltensmuster</text:span></text:p>
              </text:list-item>
              <text:list-item>
                <text:p text:style-name="P7"><text:span text:style-name="T4">Zwec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Definition einer Familie von Algorithmen</text:span></text:p>
                  </text:list-item>
                  <text:list-item>
                    <text:p text:style-name="P8"><text:span text:style-name="T4">Jeweils kapseln und austauschbar machen</text:span></text:p>
                  </text:list-item>
                  <text:list-item>
                    <text:p text:style-name="P8"><text:span text:style-name="T4">Variation des Algorithmus nun transparent</text:span></text:p>
                    <text:p text:style-name="P8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3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Motivation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Motivatio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Oftmals viele Algorithmen, um Problematik zu behandeln</text:p>
              </text:list-item>
            </text:list>
            <text:list text:style-name="L4">
              <text:list-item>
                <text:list>
                  <text:list-item>
                    <text:p text:style-name="P8">Schnittstelle gleich oder ähnlich</text:p>
                  </text:list-item>
                  <text:list-item>
                    <text:p text:style-name="P8">Interne Daten oft unsichtbar nach außen</text:p>
                  </text:list-item>
                </text:list>
              </text:list-item>
            </text:list>
            <text:list text:style-name="L3">
              <text:list-item>
                <text:p text:style-name="P7">Wahl des Algorithmus vom Kontext abhängig</text:p>
              </text:list-item>
            </text:list>
            <text:list text:style-name="L4">
              <text:list-item>
                <text:list>
                  <text:list-item>
                    <text:p text:style-name="P8">Schwierigkeit, neue Algorithmen hinzuzufü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4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Struktu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Struktur</text:span></text:p>
          </draw:text-box>
        </draw:frame>
        <draw:frame draw:style-name="gr3" draw:layer="layout" svg:width="23.495cm" svg:height="7.117cm" svg:x="1.27cm" svg:y="7.197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982cm" svg:height="9.738cm" svg:x="3.14cm" svg:y="1.904cm" draw:page-number="5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Anwendbarkeit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Anwendbarkeit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Viele verwandte Klassen</text:p>
              </text:list-item>
            </text:list>
            <text:list text:style-name="L4">
              <text:list-item>
                <text:list>
                  <text:list-item>
                    <text:p text:style-name="P8">Unterschied nur im Verhalten (intern)</text:p>
                  </text:list-item>
                  <text:list-item>
                    <text:p text:style-name="P8">Strategie ermöglicht Wahl des Verhaltens</text:p>
                  </text:list-item>
                </text:list>
              </text:list-item>
            </text:list>
            <text:list text:style-name="L3">
              <text:list-item>
                <text:p text:style-name="P7">Varianten zu Algorithmen</text:p>
              </text:list-item>
            </text:list>
            <text:list text:style-name="L4">
              <text:list-item>
                <text:list>
                  <text:list-item>
                    <text:p text:style-name="P8">Können komfortabel gewechselt werden</text:p>
                  </text:list-item>
                </text:list>
              </text:list-item>
            </text:list>
            <text:list text:style-name="L3">
              <text:list-item>
                <text:p text:style-name="P7">Kapselung interner Datenstrukturen</text:p>
              </text:list-item>
            </text:list>
            <text:list text:style-name="L4">
              <text:list-item>
                <text:list>
                  <text:list-item>
                    <text:p text:style-name="P8">Algorithmenspezifischer Code wird ausgelag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6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Interaktion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Interaktio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8"><text:span text:style-name="T5">Strategie- und Kontextobjekt arbeiten zusamme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Kontext stellt die benötigten Parameter bereit</text:span></text:p>
                  </text:list-item>
                  <text:list-item>
                    <text:p text:style-name="P9"><text:span text:style-name="T6">Strategie führt den gewählten Ablauf au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Kontextobjekt dient als Ansprechpartne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Üblicherweise bekommt Kontext seine Strategie vom Klienten übergeben</text:span></text:p>
                  </text:list-item>
                  <text:list-item>
                    <text:p text:style-name="P9"><text:span text:style-name="T6">Kontext arbeitet nun mit dieser Strategie</text:span></text:p>
                  </text:list-item>
                  <text:list-item>
                    <text:p text:style-name="P9"><text:span text:style-name="T6">Klient arbeitet ausschliesslich mit dem Konte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7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Konsequenzen (positiv)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Konsequenzen (positiv)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">Familien von verwandten Algorithmen</text:p>
              </text:list-item>
            </text:list>
            <text:list text:style-name="L4">
              <text:list-item>
                <text:list>
                  <text:list-item>
                    <text:p text:style-name="P11">können untereinander einfach ausgetauscht werden</text:p>
                  </text:list-item>
                  <text:list-item>
                    <text:p text:style-name="P11">bilden Klassenhierarchien</text:p>
                  </text:list-item>
                </text:list>
              </text:list-item>
            </text:list>
            <text:list text:style-name="L3">
              <text:list-item>
                <text:p text:style-name="P10">Alternative zu Auswahl des Verhaltens durch Bedingungsanweisungen</text:p>
              </text:list-item>
            </text:list>
            <text:list text:style-name="L4">
              <text:list-item>
                <text:list>
                  <text:list-item>
                    <text:p text:style-name="P11">Mehrere Verhalten in einer Klasse führen fast zwangsläufig zu Kontrollflusssprüngen</text:p>
                    <text:list>
                      <text:list-item>
                        <text:p text:style-name="P12">Sehr schlecht wartbar und fehleranfälli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8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Konsequenzen (positiv)</text:span></text:p>
          </draw:text-box>
        </draw:frame>
        <draw:frame presentation:style-name="pr5" draw:text-style-name="P2" draw:layer="layout" svg:width="21.59cm" svg:height="6.986cm" svg:x="1.905cm" svg:y="5.502cm" presentation:class="outline" presentation:user-transformed="true">
          <draw:text-box>
            <text:list text:style-name="L3">
              <text:list-item>
                <text:p text:style-name="P7">Auswahl der Implementierung</text:p>
              </text:list-item>
            </text:list>
            <text:list text:style-name="L4">
              <text:list-item>
                <text:list>
                  <text:list-item>
                    <text:p text:style-name="P8">Strategieobjekte</text:p>
                    <text:list>
                      <text:list-item>
                        <text:p text:style-name="P9">Gleiches Verhalten</text:p>
                      </text:list-item>
                      <text:list-item>
                        <text:p text:style-name="P9">Unterschiedliche Realisation (Geschw., Platz)</text:p>
                      </text:list-item>
                    </text:list>
                  </text:list-item>
                  <text:list-item>
                    <text:p text:style-name="P8">Zur Laufzeit vom Klienten wählbar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3.598cm" svg:height="1.058cm" svg:x="5.08cm" svg:y="12.7cm">
          <text:p text:style-name="P13"><text:span text:style-name="T7">K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75cm" svg:height="1.058cm" svg:x="12.488cm" svg:y="12.7cm">
          <text:p text:style-name="P13"><text:span text:style-name="T7">Kontex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2cm" svg:height="3.175cm" svg:x="12.488cm" svg:y="14.605cm">
          <text:p text:style-name="P13"><text:span text:style-name="T7">Str.</text:span></text:p>
          <text:p text:style-name="P13"><text:span text:style-name="T7">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1cm" svg:height="3.175cm" svg:x="14.182cm" svg:y="14.605cm">
          <text:p text:style-name="P13"><text:span text:style-name="T7">Str.</text:span></text:p>
          <text:p text:style-name="P13"><text:span text:style-name="T7">B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2cm" svg:height="3.175cm" svg:x="15.875cm" svg:y="14.605cm">
          <text:p text:style-name="P13"><text:span text:style-name="T7">Str.</text:span></text:p>
          <text:p text:style-name="P13"><text:span text:style-name="T7">C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482cm" svg:height="3.175cm" svg:x="17.568cm" svg:y="14.605cm">
          <text:p text:style-name="P13"><text:span text:style-name="T7">Str.</text:span></text:p>
          <text:p text:style-name="P13"><text:span text:style-name="T7">D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678cm" svg:y1="13.123cm" svg:x2="12.488cm" svg:y2="13.123cm">
          <text:p/>
        </draw:line>
        <draw:line draw:style-name="gr7" draw:text-style-name="P6" draw:layer="layout" svg:x1="13.123cm" svg:y1="13.758cm" svg:x2="13.123cm" svg:y2="14.605cm">
          <text:p/>
        </draw:line>
        <draw:line draw:style-name="gr8" draw:text-style-name="P6" draw:layer="layout" svg:x1="13.335cm" svg:y1="13.758cm" svg:x2="14.817cm" svg:y2="14.605cm">
          <text:p/>
        </draw:line>
        <draw:line draw:style-name="gr9" draw:text-style-name="P6" draw:layer="layout" svg:x1="13.758cm" svg:y1="13.758cm" svg:x2="16.722cm" svg:y2="14.605cm">
          <text:p/>
        </draw:line>
        <draw:line draw:style-name="gr10" draw:text-style-name="P6" draw:layer="layout" svg:x1="14.605cm" svg:y1="13.758cm" svg:x2="18.203cm" svg:y2="14.605cm">
          <text:p/>
        </draw:line>
        <presentation:notes draw:style-name="dp2">
          <draw:page-thumbnail draw:style-name="gr2" draw:layer="layout" svg:width="12.982cm" svg:height="9.738cm" svg:x="3.14cm" svg:y="1.904cm" draw:page-number="9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Konsequenzen (negativ)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Konsequenzen (negativ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">Klienten benötigen Metadaten</text:p>
              </text:list-item>
            </text:list>
            <text:list text:style-name="L4">
              <text:list-item>
                <text:list>
                  <text:list-item>
                    <text:p text:style-name="P11">Strategiewahl nur sinnvoll bei Kenntnis der Unterschiede</text:p>
                  </text:list-item>
                  <text:list-item>
                    <text:p text:style-name="P11">Oftmals einzig möglicher Entscheider: der Mensch</text:p>
                  </text:list-item>
                </text:list>
              </text:list-item>
            </text:list>
            <text:list text:style-name="L3">
              <text:list-item>
                <text:p text:style-name="P10">Erhöhter Kommunikationsaufwand</text:p>
              </text:list-item>
            </text:list>
            <text:list text:style-name="L4">
              <text:list-item>
                <text:list>
                  <text:list-item>
                    <text:p text:style-name="P11">Strategie und Kontext getrennt</text:p>
                  </text:list-item>
                  <text:list-item>
                    <text:p text:style-name="P11">Kontext erzeugt evtl. Objekte, die nicht genutz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0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Beispiel-Implementierungen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Beispiel-Implementierungen</text:span></text:p>
          </draw:text-box>
        </draw:frame>
        <draw:frame presentation:style-name="pr4" draw:text-style-name="P2" draw:layer="layout" svg:width="21.59cm" svg:height="12.285cm" svg:x="1.905cm" svg:y="5.502cm" presentation:class="outline" presentation:user-transformed="true">
          <draw:text-box>
            <text:list text:style-name="L3">
              <text:list-item>
                <text:p text:style-name="P8"><text:span text:style-name="T5">Java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Collections</text:span></text:p>
                    <text:list>
                      <text:list-item>
                        <text:p text:style-name="P14"><text:span text:style-name="T8">java.util</text:span></text:p>
                      </text:list-item>
                    </text:list>
                  </text:list-item>
                  <text:list-item>
                    <text:p text:style-name="P9"><text:span text:style-name="T6">Look &amp; Feel</text:span></text:p>
                    <text:list>
                      <text:list-item>
                        <text:p text:style-name="P14"><text:span text:style-name="T8">javax.swing.pla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Konkrete Beispiel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Sortieralgorithmen (evtl. Benutzerwahl)</text:span></text:p>
                  </text:list-item>
                  <text:list-item>
                    <text:p text:style-name="P9"><text:span text:style-name="T6">Abrechnungstarife (z.B. Internetzugang)</text:span></text:p>
                  </text:list-item>
                  <text:list-item>
                    <text:p text:style-name="P9"><text:span text:style-name="T6">Optimierungsalgorithmen (evolutionär, genetisch)</text:span></text:p>
                  </text:list-item>
                  <text:list-item>
                    <text:p text:style-name="P9"><text:span text:style-name="T6">Schedulingalgorithmen (Threads, Hardwa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1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Praxisbeispiel in UML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Praxisbeispiel in UML</text:p>
          </draw:text-box>
        </draw:frame>
        <draw:frame draw:style-name="gr11" draw:layer="layout" svg:width="23.707cm" svg:height="7.492cm" svg:x="1.27cm" svg:y="5.715cm">
          <draw:object-ole draw:class-id="FB9C3C60-3B85-11D3-b12e-00a0c9e88542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2.982cm" svg:height="9.738cm" svg:x="3.14cm" svg:y="1.904cm" draw:page-number="12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Extreme Ausprägungen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Extreme Ausprägunge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Koppelung von Strategie und Kontext</text:p>
              </text:list-item>
            </text:list>
            <text:list text:style-name="L4">
              <text:list-item>
                <text:list>
                  <text:list-item>
                    <text:p text:style-name="P8">Kontext übergibt alle Daten der Strategie</text:p>
                    <text:list>
                      <text:list-item>
                        <text:p text:style-name="P9">Vorteil: Kontext und Strategie entkoppelt</text:p>
                      </text:list-item>
                      <text:list-item>
                        <text:p text:style-name="P9">Nachteil: Übergabe von „faulen“ Daten</text:p>
                        <text:list>
                          <text:list-item>
                            <text:p text:style-name="P14">faule Daten: Parameter, die nicht genutzt werden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">Kontext übergibt nur Referenz auf sich</text:p>
                    <text:list>
                      <text:list-item>
                        <text:p text:style-name="P9">Vorteil: Strategie erfragt Daten genau passend</text:p>
                      </text:list-item>
                      <text:list-item>
                        <text:p text:style-name="P9">Nachteil: enge Koppelung und saubere Schnittstellendefinition bei Kontex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3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Fortgeschrittene Implementierung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Fortgeschrittene Implementierung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4">Kontext bietet Standardverhalt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Vorteil: Bei ausreichenden Metadaten muss so kein Strategieobjekt erzeugt werden</text:span></text:p>
                  </text:list-item>
                  <text:list-item>
                    <text:p text:style-name="P11"><text:span text:style-name="T4">Nachteil: Bedingungsanweisungen wieder im Code (allerdings im geringem Umfang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Template-Mechanismus nutze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Auswahl der Strategie zur Übersetzung</text:span></text:p>
                  </text:list-item>
                  <text:list-item>
                    <text:p text:style-name="P11"><text:span text:style-name="T4">Kein Wechsel zur Laufzeit mögli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4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Probleme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Probleme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">Erhöhte Anzahl an Objekten</text:p>
              </text:list-item>
            </text:list>
            <text:list text:style-name="L4">
              <text:list-item>
                <text:list>
                  <text:list-item>
                    <text:p text:style-name="P11">Jeder Algorithmus wird zum Objekt</text:p>
                  </text:list-item>
                  <text:list-item>
                    <text:p text:style-name="P11">Kommunikation wird loser und langsamer</text:p>
                  </text:list-item>
                </text:list>
              </text:list-item>
            </text:list>
            <text:list text:style-name="L3">
              <text:list-item>
                <text:p text:style-name="P10">Schnittstellen müssen zukunftssicher sein</text:p>
              </text:list-item>
            </text:list>
            <text:list text:style-name="L4">
              <text:list-item>
                <text:list>
                  <text:list-item>
                    <text:p text:style-name="P11">Vereinigungsmengenschnittstelle aller(!) Algorithmen bildet Optimum</text:p>
                  </text:list-item>
                  <text:list-item>
                    <text:p text:style-name="P11">Nachträgliche Änderung der Schnittstelle wird sehr teu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8cm" svg:x="3.14cm" svg:y="1.904cm" draw:page-number="15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draw:page draw:name="Verwandte Muste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Verwandte Muster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4">Fliegengewich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Strategieobjekte sind häufig gut geeignet, um als Fliegengewichte implementiert zu werde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Dekorier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Die Strategie ändert das Innere, der Dekorierer ändert das Äußere einer Klasse, jeweils zur Laufzeit</text:span></text:p>
                  </text:list-item>
                </text:list>
              </text:list-item>
            </text:list>
          </draw:text-box>
        </draw:frame>
        <draw:frame draw:name="j0150038" draw:style-name="gr1" draw:text-style-name="P6" draw:layer="layout" svg:width="3.568cm" svg:height="3.7cm" svg:x="20.743cm" svg:y="10.583cm">
          <draw:image xlink:href="Pictures/2000005B00009BC10000A17013701243.wmf" xlink:type="simple" xlink:show="embed" xlink:actuate="onLoad">
            <text:p/>
          </draw:image>
        </draw:frame>
        <presentation:notes draw:style-name="dp2">
          <draw:page-thumbnail draw:style-name="gr2" draw:layer="layout" svg:width="12.982cm" svg:height="9.738cm" svg:x="3.14cm" svg:y="1.904cm" draw:page-number="16" presentation:class="page"/>
          <draw:frame presentation:style-name="pr3" draw:layer="layout" svg:width="14.182cm" svg:height="11.692cm" svg:x="2.54cm" svg:y="12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ff3300" draw:start-intensity="100%" draw:end-intensity="100%" draw:angle="2700" draw:border="0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center" fo:text-indent="0cm"/>
    </style:style>
    <style:style style:name="MP8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text-indent="0cm" style:writing-mode="lr-tb" style:font-independent-line-spacing="true"/>
    </style:style>
    <style:style style:name="MP13" style:family="paragraph">
      <style:paragraph-properties fo:margin-left="0cm" fo:margin-right="0cm" fo:text-align="end" fo:text-indent="0cm"/>
    </style:style>
    <style:style style:name="MP14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family="SwitzerlandLight" style:font-family-generic="swiss" style:font-pitch="variable"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 draw:page-number="2"/>
      <draw:page-thumbnail draw:layer="backgroundobjects" svg:width="8.154cm" svg:height="6.115cm" svg:x="1cm" svg:y="17.135cm" draw:page-number="3"/>
      <draw:page-thumbnail draw:layer="backgroundobjects" svg:width="8.154cm" svg:height="6.115cm" svg:x="10.155cm" svg:y="2.407cm" draw:page-number="4"/>
      <draw:page-thumbnail draw:layer="backgroundobjects" svg:width="8.154cm" svg:height="6.115cm" svg:x="10.155cm" svg:y="9.771cm" draw:page-number="5"/>
      <draw:page-thumbnail draw:layer="backgroundobjects" svg:width="8.154cm" svg:height="6.115cm" svg:x="10.155cm" svg:y="17.135cm" draw:page-number="6"/>
      <draw:frame draw:style-name="Mgr1" draw:text-style-name="MP1" draw:layer="backgroundobjects" svg:width="8.379cm" svg:height="1.28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5.847cm" svg:x="1.905cm" svg:y="0.357cm" presentation:class="title" presentation:placeholder="true">
        <draw:text-box/>
      </draw:frame>
      <draw:frame presentation:style-name="Standard-outline1" draw:layer="backgroundobjects" svg:width="21.59cm" svg:height="12.278cm" svg:x="1.905cm" svg:y="5.502cm" presentation:class="outline" presentation:placeholder="true">
        <draw:text-box/>
      </draw:frame>
      <draw:frame draw:name="ba_logo" draw:style-name="Mgr3" draw:text-style-name="MP3" draw:layer="backgroundobjects" svg:width="2.54cm" svg:height="1.331cm" svg:x="0.423cm" svg:y="17.357cm">
        <draw:image xlink:href="Pictures/10000200000000500000002A802472BB.png" xlink:type="simple" xlink:show="embed" xlink:actuate="onLoad">
          <text:p/>
        </draw:image>
      </draw:frame>
      <draw:custom-shape draw:style-name="Mgr4" draw:text-style-name="MP4" draw:layer="backgroundobjects" svg:width="0.212cm" svg:height="11.642cm" svg:x="1.058cm" svg:y="5.503cm">
        <text:p/>
        <draw:enhanced-geometry svg:viewBox="0 0 21600 21600" draw:type="rectangle" draw:enhanced-path="M 0 0 L 21600 0 21600 21600 0 21600 0 0 Z N"/>
      </draw:custom-shape>
      <draw:custom-shape draw:style-name="Mgr5" draw:text-style-name="MP4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4.657cm" svg:height="0.853cm" svg:x="3.174cm" svg:y="17.991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9.314cm" svg:height="1.445cm" svg:x="8.043cm" svg:y="17.991cm" presentation:class="footer">
        <draw:text-box>
          <text:p text:style-name="MP7"><text:span text:style-name="MT1"><presentation:footer/></text:span><text:span text:style-name="MT1">Objektorientiertes Software-Engineering</text:span></text:p>
        </draw:text-box>
      </draw:frame>
      <draw:frame presentation:style-name="Mpr3" draw:text-style-name="MP6" draw:layer="backgroundobjects" svg:width="2.117cm" svg:height="1.445cm" svg:x="21.377cm" svg:y="17.991cm" presentation:class="page-number">
        <draw:text-box>
          <text:p text:style-name="MP5"><text:span text:style-name="MT1">- </text:span><text:span text:style-name="MT1"><text:page-number>&lt;Nummer&gt;</text:page-number></text:span></text:p>
        </draw:text-box>
      </draw:frame>
      <draw:custom-shape draw:style-name="Mgr6" draw:text-style-name="MP4" draw:layer="backgroundobjects" svg:width="3.598cm" svg:height="0.635cm" svg:x="17.992cm" svg:y="17.992cm">
        <text:p text:style-name="MP9"><text:span text:style-name="MT1">Kapitel 6.2.5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0" draw:layer="backgroundobjects" svg:width="19.31cm" svg:height="25.66cm" svg:x="0cm" svg:y="0cm">
          <text:p/>
        </draw:rect>
        <draw:frame presentation:style-name="Mpr4" draw:text-style-name="MP12" draw:layer="backgroundobjects" svg:width="8.467cm" svg:height="1.271cm" svg:x="-0.001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4" draw:text-style-name="MP14" draw:layer="backgroundobjects" svg:width="8.255cm" svg:height="1.271cm" svg:x="11.006cm" svg:y="0cm" presentation:class="date-time">
          <draw:text-box>
            <text:p text:style-name="MP13"><text:span text:style-name="MT2"><presentation:date-time/></text:span></text:p>
          </draw:text-box>
        </draw:frame>
        <draw:page-thumbnail presentation:style-name="Standard-title" draw:layer="backgroundobjects" svg:width="12.982cm" svg:height="9.738cm" svg:x="3.14cm" svg:y="1.904cm" presentation:class="page"/>
        <draw:frame presentation:style-name="Standard-notes" draw:layer="backgroundobjects" svg:width="14.182cm" svg:height="11.431cm" svg:x="2.54cm" svg:y="12.277cm" presentation:class="notes" presentation:placeholder="true">
          <draw:text-box/>
        </draw:frame>
        <draw:frame presentation:style-name="Mpr5" draw:text-style-name="MP12" draw:layer="backgroundobjects" svg:width="8.467cm" svg:height="1.271cm" svg:x="-0.001cm" svg:y="24.341cm" presentation:class="footer">
          <draw:text-box>
            <text:p text:style-name="MP11"><text:span text:style-name="MT2"><presentation:footer/></text:span></text:p>
          </draw:text-box>
        </draw:frame>
        <draw:frame presentation:style-name="Mpr5" draw:text-style-name="MP14" draw:layer="backgroundobjects" svg:width="8.255cm" svg:height="1.271cm" svg:x="11.006cm" svg:y="24.341cm" presentation:class="page-number">
          <draw:text-box>
            <text:p text:style-name="MP13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-Präsentation</dc:title>
    <meta:initial-creator>Daniel Lindner</meta:initial-creator>
    <meta:creation-date>2002-03-11T14:12:02</meta:creation-date>
    <dc:creator>Daniel Lindner</dc:creator>
    <dc:date>2009-11-23T20:49:39.40</dc:date>
    <meta:editing-cycles>146</meta:editing-cycles>
    <meta:generator>OpenOffice.org/3.1$Win32 OpenOffice.org_project/310m19$Build-9420</meta:generator>
    <meta:editing-duration>PT00H01M16S</meta:editing-duration>
    <meta:document-statistic meta:object-count="103"/>
  </office:meta>
</office:document-meta>
</file>